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Arial1" svg:font-family="Arial, Helvetica, sans-serif"/>
    <style:font-face style:name="Courier New" svg:font-family="'Courier New', Courier, monospace"/>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1">
      <style:text-properties fo:font-variant="normal" fo:text-transform="none" fo:color="#000066" style:font-name="Arial" fo:font-size="9.75pt" fo:letter-spacing="normal" fo:font-style="normal" fo:font-weight="normal"/>
    </style:style>
    <style:style style:name="P3" style:family="paragraph" style:parent-style-name="Text_20_body" style:list-style-name="L2">
      <style:text-properties fo:font-variant="normal" fo:text-transform="none" fo:color="#000066" style:font-name="Arial" fo:font-size="9.75pt" fo:letter-spacing="normal" fo:font-style="normal" fo:font-weight="normal"/>
    </style:style>
    <style:style style:name="P4" style:family="paragraph" style:parent-style-name="Text_20_body" style:list-style-name="L3">
      <style:text-properties fo:font-variant="normal" fo:text-transform="none" fo:color="#000066" style:font-name="Arial" fo:font-size="9.75pt" fo:letter-spacing="normal" fo:font-style="normal" fo:font-weight="normal"/>
    </style:style>
    <style:style style:name="P5" style:family="paragraph" style:parent-style-name="Text_20_body" style:list-style-name="L4">
      <style:text-properties fo:font-variant="normal" fo:text-transform="none" fo:color="#000066" style:font-name="Arial" fo:font-size="9.75pt" fo:letter-spacing="normal" fo:font-style="normal" fo:font-weight="normal"/>
    </style:style>
    <style:style style:name="P6" style:family="paragraph" style:parent-style-name="Text_20_body" style:list-style-name="L2"/>
    <style:style style:name="P7" style:family="paragraph" style:parent-style-name="Text_20_body" style:list-style-name="L4"/>
    <style:style style:name="P8" style:family="paragraph" style:parent-style-name="Text_20_body">
      <style:paragraph-properties fo:margin-left="0in" fo:margin-right="0in" fo:text-indent="0in" style:auto-text-indent="false"/>
    </style:style>
    <style:style style:name="P9" style:family="paragraph" style:parent-style-name="Text_20_body">
      <style:paragraph-properties fo:margin-left="0in" fo:margin-right="0in" fo:text-indent="0in" style:auto-text-indent="false"/>
      <style:text-properties fo:font-variant="normal" fo:text-transform="none" fo:color="#000066" style:font-name="Arial" fo:font-size="9.75pt" fo:letter-spacing="normal" fo:font-style="normal" fo:font-weight="normal"/>
    </style:style>
    <style:style style:name="P10" style:family="paragraph" style:parent-style-name="Text_20_body" style:list-style-name="L1">
      <style:paragraph-properties fo:margin-top="0in" fo:margin-bottom="0in" style:contextual-spacing="false"/>
    </style:style>
    <style:style style:name="P11" style:family="paragraph" style:parent-style-name="Text_20_body" style:list-style-name="L1">
      <style:paragraph-properties fo:margin-top="0in" fo:margin-bottom="0in" style:contextual-spacing="false"/>
      <style:text-properties fo:font-variant="normal" fo:text-transform="none" fo:color="#000066" style:font-name="Arial" fo:font-size="9.75pt" fo:letter-spacing="normal" fo:font-style="normal" fo:font-weight="normal"/>
    </style:style>
    <style:style style:name="P12" style:family="paragraph" style:parent-style-name="Text_20_body" style:list-style-name="L2">
      <style:paragraph-properties fo:margin-top="0in" fo:margin-bottom="0in" style:contextual-spacing="false"/>
      <style:text-properties fo:font-variant="normal" fo:text-transform="none" fo:color="#000066" style:font-name="Arial" fo:font-size="9.75pt" fo:letter-spacing="normal" fo:font-style="normal" fo:font-weight="normal"/>
    </style:style>
    <style:style style:name="P13" style:family="paragraph" style:parent-style-name="Text_20_body" style:list-style-name="L3">
      <style:paragraph-properties fo:margin-top="0in" fo:margin-bottom="0in" style:contextual-spacing="false"/>
      <style:text-properties fo:font-variant="normal" fo:text-transform="none" fo:color="#000066" style:font-name="Arial" fo:font-size="9.75pt" fo:letter-spacing="normal" fo:font-style="normal" fo:font-weight="normal"/>
    </style:style>
    <style:style style:name="P14" style:family="paragraph" style:parent-style-name="Text_20_body" style:list-style-name="L2">
      <style:paragraph-properties fo:margin-top="0in" fo:margin-bottom="0in" style:contextual-spacing="false"/>
    </style:style>
    <style:style style:name="P15" style:family="paragraph" style:parent-style-name="Heading_20_1">
      <style:text-properties fo:font-variant="normal" fo:text-transform="none" fo:color="#000066" style:font-name="Arial" fo:letter-spacing="normal" fo:font-style="normal"/>
    </style:style>
    <style:style style:name="P16" style:family="paragraph" style:parent-style-name="Heading_20_1">
      <style:text-properties fo:font-variant="normal" fo:text-transform="none" fo:color="#000066" style:font-name="Arial" fo:font-size="18pt" fo:letter-spacing="normal" fo:font-style="normal" fo:font-weight="normal" officeooo:rsid="00064746" officeooo:paragraph-rsid="00064746" style:font-size-asian="18pt" style:font-weight-asian="normal" style:font-size-complex="18pt" style:font-weight-complex="normal"/>
    </style:style>
    <style:style style:name="P17" style:family="paragraph" style:parent-style-name="Heading_20_3">
      <style:paragraph-properties fo:margin-left="0in" fo:margin-right="0in" fo:text-indent="0in" style:auto-text-indent="false"/>
      <style:text-properties fo:font-variant="normal" fo:text-transform="none" fo:color="#000066" style:font-name="Arial" fo:letter-spacing="normal" fo:font-style="normal"/>
    </style:style>
    <style:style style:name="T1" style:family="text">
      <style:text-properties style:font-name="Courier New"/>
    </style:style>
    <style:style style:name="T2" style:family="text">
      <style:text-properties fo:font-variant="normal" fo:text-transform="none" fo:color="#000066" style:font-name="Arial" fo:font-size="9.75pt" fo:letter-spacing="normal" fo:font-style="normal" fo:font-weight="normal"/>
    </style:style>
    <style:style style:name="T3" style:family="text">
      <style:text-properties fo:font-variant="normal" fo:text-transform="none" fo:color="#000066" style:font-name="Courier New" fo:font-size="9.75pt" fo:letter-spacing="normal" fo:font-style="normal" fo:font-weight="normal"/>
    </style:style>
    <style:style style:name="T4" style:family="text">
      <style:text-properties fo:font-variant="normal" fo:text-transform="none" fo:color="#000066" style:font-name="Arial1" fo:font-size="9.75pt" fo:letter-spacing="normal" fo:font-style="normal" fo:font-weight="normal"/>
    </style:style>
    <text:list-style style:name="L1">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9819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6" text:outline-level="1">http://web.archive.org/web/20110128145559/http://mediamatech.com/</text:h>
      <text:h text:style-name="P15" text:outline-level="1">Building a AVR32 Linux Kernel for Mediama Products</text:h>
      <text:p text:style-name="P9">This guide describes how one can fetch specific versions of the Linux kernel source code, apply Mediama kernel patches, and build a linux kernel binary (<text:span text:style-name="T1">uImage</text:span>).</text:p>
      <text:h text:style-name="P17" text:outline-level="3">Pre-Requisites</text:h>
      <text:p text:style-name="P9">It is assumed that you have a host PC that is running Linux. For the sake of simplicity, these instructions assume Ubuntu 7.x or 8.x when referring to installing required packages on your host PC.</text:p>
      <text:h text:style-name="P17" text:outline-level="3">Preparatory Work</text:h>
      <text:p text:style-name="P8"><text:span text:style-name="T2">Note that you will also need to installed the native toolchain (e.g. </text:span><text:span text:style-name="Strong_20_Emphasis"><text:span text:style-name="T3">gcc</text:span></text:span><text:span text:style-name="T2">, etc) on your host PC. On Ubuntu:</text:span></text:p>
      <text:p text:style-name="P8"><text:span text:style-name="Strong_20_Emphasis"><text:span text:style-name="T3">apt-get install gcc</text:span></text:span></text:p>
      <text:p text:style-name="P8"><text:span text:style-name="T2">Linux source code (kernel mainline and Atmel AVR32 branches) are stored using the GIT repository. More detailed information on GIT may be found </text:span><text:a xlink:type="simple" xlink:href="http://web.archive.org/web/20090524050816/http://git.or.cz/"><text:span text:style-name="Strong_20_Emphasis"><text:span text:style-name="T2">here</text:span></text:span></text:a><text:span text:style-name="T2">.</text:span></text:p>
      <text:p text:style-name="P9">On your host PC, install the GIT utilities. On Ubuntu:</text:p>
      <text:p text:style-name="P8"><text:span text:style-name="Strong_20_Emphasis"><text:span text:style-name="T3">apt-get install git-core</text:span></text:span></text:p>
      <text:p text:style-name="P8"><text:span text:style-name="Strong_20_Emphasis"><text:span text:style-name="T3">apt-get install git-gui</text:span></text:span><text:span text:style-name="T2"> (not required, but a very useful tool for viewing GIT branches, committing, etc)</text:span></text:p>
      <text:p text:style-name="P9">U-Boot's mkimage utility is also required for building the linux kernel image:</text:p>
      <text:p text:style-name="P8"><text:span text:style-name="Strong_20_Emphasis"><text:span text:style-name="T3">apt-get install uboot-mkimage</text:span></text:span></text:p>
      <text:p text:style-name="P8"><text:span text:style-name="T2">You will also need a kernel source patch from </text:span><text:a xlink:type="simple" xlink:href="http://web.archive.org/web/20090524050816/http://www.mediamatech.com/shop/downloads/downloads.xml"><text:span text:style-name="Strong_20_Emphasis"><text:span text:style-name="T2">Mediama Downloads</text:span></text:span></text:a><text:span text:style-name="T2">. Please also note the kernel branch or tag name to which the patch file is to be applied.</text:span></text:p>
      <text:h text:style-name="P17" text:outline-level="3">Procedure: Fetching, Patching and Building</text:h>
      <text:p text:style-name="P9">It is highly recommended that you take a quick read through entire procedure before trying it.</text:p>
      <text:p text:style-name="P8"><text:span text:style-name="T2">For the sake of illustration, the following instructions will refer to the </text:span><text:a xlink:type="simple" xlink:href="http://web.archive.org/web/20090524050816/http://www.mediamatech.com/shop/downloads/RMT1/2.6.26_rmt1.patch"><text:span text:style-name="Strong_20_Emphasis"><text:span text:style-name="T4">2.6.26_rmt1.patch</text:span></text:span></text:a><text:span text:style-name="T2"> file, which is intended to be applied to Atmel kernel GIT branch </text:span><text:span text:style-name="Strong_20_Emphasis"><text:span text:style-name="T3">atmel-2.6.26</text:span></text:span><text:span text:style-name="T2">.</text:span></text:p>
      <text:list xml:id="list5067384049392969982" text:style-name="L1">
        <text:list-item>
          <text:p text:style-name="P10"><text:span text:style-name="T2">On your host PC, go to a directory that you would like to build the kernel within (e.g. </text:span><text:span text:style-name="Strong_20_Emphasis"><text:span text:style-name="T3">/usr/src/avr32</text:span></text:span><text:span text:style-name="T2">). You must have full read-write-execute access within this directory.</text:span></text:p>
        </text:list-item>
        <text:list-item>
          <text:p text:style-name="P1"><text:span text:style-name="T2">Download a copy of the Atmel GIT repository by "cloning" to a directory. In the following command, the source will be stored in sub-directory </text:span><text:span text:style-name="Strong_20_Emphasis"><text:span text:style-name="T3">linux-avr32</text:span></text:span><text:span text:style-name="T2">, but this can be changed to whatever you require:</text:span></text:p>
          <text:p text:style-name="P1"><text:span text:style-name="Strong_20_Emphasis"><text:span text:style-name="T3">git clone git://git.kernel.org/pub/scm/linux/kernel/git/hskinnemoen/avr32-2.6.git linux-avr32</text:span></text:span></text:p>
        </text:list-item>
        <text:list-item>
          <text:p text:style-name="P2">In order to modify code, you need to checkout a branch or tag.</text:p>
          <text:p text:style-name="P1"><text:soft-page-break/><text:span text:style-name="Strong_20_Emphasis"><text:span text:style-name="T3">cd linux-avr32</text:span></text:span></text:p>
          <text:p text:style-name="P1"><text:span text:style-name="Strong_20_Emphasis"><text:span text:style-name="T3">git-checkout origin/atmel-2.6.26 -b mybranch_2.6.26</text:span></text:span></text:p>
          <text:p text:style-name="P1"><text:span text:style-name="T2">(The </text:span><text:span text:style-name="Strong_20_Emphasis"><text:span text:style-name="T3">-b</text:span></text:span><text:span text:style-name="T2"> option allows you to checked-out a branch or tag to a new private local branch. This is often the case).</text:span></text:p>
        </text:list-item>
        <text:list-item>
          <text:p text:style-name="P1"><text:span text:style-name="T2">Download the source patch file (e.g. </text:span><text:span text:style-name="Strong_20_Emphasis"><text:span text:style-name="T2">2.6.26_rmt1.patch</text:span></text:span><text:span text:style-name="T2">) into the directory above your linux kernel (e.g. place in</text:span><text:span text:style-name="Strong_20_Emphasis"><text:span text:style-name="T3">/usr/src/avr32</text:span></text:span><text:span text:style-name="T2">):</text:span></text:p>
          <text:p text:style-name="P1"><text:span text:style-name="Strong_20_Emphasis"><text:span text:style-name="T3">cd linux-avr32</text:span></text:span></text:p>
          <text:p text:style-name="P1"><text:span text:style-name="Strong_20_Emphasis"><text:span text:style-name="T3">patch -p1 &lt; ../2.6.26_rmt1.patch</text:span></text:span></text:p>
        </text:list-item>
        <text:list-item>
          <text:p text:style-name="P1"><text:span text:style-name="T2">Configure the kernel using the default configuration that (likely) came with the patch. In this case, the default configuration file is</text:span><text:span text:style-name="Strong_20_Emphasis"><text:span text:style-name="T3">arch/avr32/configs/mrmt1_defconfig</text:span></text:span><text:span text:style-name="T2">:</text:span></text:p>
          <text:p text:style-name="P1"><text:span text:style-name="Strong_20_Emphasis"><text:span text:style-name="T3">make ARCH=avr32 CROSS_COMPILE=avr32-linux- mrmt1_defconfig</text:span></text:span></text:p>
          <text:p text:style-name="P1"><text:span text:style-name="T2">The </text:span><text:span text:style-name="Strong_20_Emphasis"><text:span text:style-name="T3">ARCH</text:span></text:span><text:span text:style-name="T2"> variable tells the kernel Makefile which CPU architecture you are building. Note that this can be also set as an environment variable in your linux shell.</text:span></text:p>
          <text:p text:style-name="P1"><text:span text:style-name="T2">The </text:span><text:span text:style-name="Strong_20_Emphasis"><text:span text:style-name="T3">CROSS_COMPILE</text:span></text:span><text:span text:style-name="T2"> variable defines the prefix for the cross-compiler. Note that this can be also set as an environment variable in your linux shell.</text:span></text:p>
        </text:list-item>
        <text:list-item>
          <text:p text:style-name="P2">If required, enter the kernel configuration menus and modify whatever settings you require:</text:p>
          <text:p text:style-name="P1"><text:span text:style-name="Strong_20_Emphasis"><text:span text:style-name="T3">make ARCH=avr32 menuconfig</text:span></text:span></text:p>
          <text:p text:style-name="P1"><text:span text:style-name="T2">On the web, there are tutorials about using this ncurses text-based UI, such as </text:span><text:a xlink:type="simple" xlink:href="http://web.archive.org/web/20090524050816/http://howto.wikia.com/wiki/Howto_configure_the_Linux_kernel"><text:span text:style-name="Strong_20_Emphasis"><text:span text:style-name="T2">this</text:span></text:span></text:a><text:span text:style-name="T2">.</text:span></text:p>
        </text:list-item>
        <text:list-item>
          <text:p text:style-name="P11">Edit kernel source files as desired.</text:p>
        </text:list-item>
        <text:list-item>
          <text:p text:style-name="P2">Build the linux kernel:</text:p>
          <text:p text:style-name="P1"><text:span text:style-name="Strong_20_Emphasis"><text:span text:style-name="T3">make ARCH=avr32 CROSS_COMPILE=avr32-linux-</text:span></text:span></text:p>
        </text:list-item>
        <text:list-item>
          <text:p text:style-name="P2">If there are no compile errors, you can find the compressed linux kernel as:</text:p>
          <text:p text:style-name="P1"><text:span text:style-name="Strong_20_Emphasis"><text:span text:style-name="T3">arch/avr32/boot/images/uImage</text:span></text:span></text:p>
        </text:list-item>
        <text:list-item>
          <text:p text:style-name="P1"><text:span text:style-name="T2">The kernel modules must then be installed in your target's root filesystem. Let us assume you are employing NFS mounting of the root filesystem during development, with NFS export directory </text:span><text:span text:style-name="Strong_20_Emphasis"><text:span text:style-name="T3">/nfsroot/rootfs</text:span></text:span><text:span text:style-name="T2">:</text:span></text:p>
          <text:p text:style-name="P1"><text:span text:style-name="Strong_20_Emphasis"><text:span text:style-name="T3">make ARCH=avr32 modules_install INSTALL_MOD_DIR=/nfsroot/rootfs</text:span></text:span></text:p>
          <text:p text:style-name="P1"><text:span text:style-name="T2">You will then find the kernel modules under </text:span><text:span text:style-name="Strong_20_Emphasis"><text:span text:style-name="T3">/nfsroot/rootfs/lib/modules/2.6.26-pm</text:span></text:span></text:p>
        </text:list-item>
      </text:list>
      <text:h text:style-name="P17" text:outline-level="3">Procedure: Checking In Files and Creating Patches</text:h>
      <text:p text:style-name="P9">You will have gone through many cycles of source code changes, making kernels and testing. Now that the kerel source changes are complete, you will likely want to check them into your local GIT repository, and create a source patch file to distribute.</text:p>
      <text:list xml:id="list3526434876963461631" text:style-name="L2">
        <text:list-item>
          <text:p text:style-name="P14"><text:span text:style-name="Strong_20_Emphasis"><text:span text:style-name="T3">git-gui</text:span></text:span><text:span text:style-name="T2"> is an extremely useful tool for seeing a summary of your source changes, and checking in. Note that it must be launched from within your GIT directory (e.g. </text:span><text:span text:style-name="Strong_20_Emphasis"><text:span text:style-name="T3">linux-avr32</text:span></text:span><text:span text:style-name="T2">).</text:span></text:p>
        </text:list-item>
        <text:list-item>
          <text:p text:style-name="P14"><text:span text:style-name="T2">Before you create a patch file, all source files must be checked in. Using </text:span><text:span text:style-name="Strong_20_Emphasis"><text:span text:style-name="T3">git-gui</text:span></text:span><text:span text:style-name="T2">:</text:span></text:p>
          <text:list>
            <text:list-item>
              <text:p text:style-name="P14"><text:span text:style-name="T2">On upper-left pane, select all files to be checked in. Do not include directory names, or derived </text:span><text:soft-page-break/><text:span text:style-name="T2">files such as </text:span><text:span text:style-name="Strong_20_Emphasis"><text:span text:style-name="T3">uImage</text:span></text:span><text:span text:style-name="T2">.</text:span></text:p>
            </text:list-item>
            <text:list-item>
              <text:p text:style-name="P14"><text:span text:style-name="T2">Press </text:span><text:span text:style-name="Strong_20_Emphasis"><text:span text:style-name="T2">Ctrl-T</text:span></text:span><text:span text:style-name="T2"> (or menu bar Commit-&gt;Stage to Commit). The files will now appear on the lower-left pane.</text:span></text:p>
            </text:list-item>
            <text:list-item>
              <text:p text:style-name="P12">In lower-right pane, enter a comment about the commit you are about to do. NB: you cannot commit without a valid comment.</text:p>
            </text:list-item>
            <text:list-item>
              <text:p text:style-name="P14"><text:span text:style-name="T2">Click on the </text:span><text:span text:style-name="Strong_20_Emphasis"><text:span text:style-name="T2">Commit</text:span></text:span><text:span text:style-name="T2"> button. All files should now disappear from the lowe-left pane.</text:span></text:p>
            </text:list-item>
          </text:list>
        </text:list-item>
        <text:list-item>
          <text:p text:style-name="P3">To create a source patch file against a specific branch or tag:</text:p>
          <text:p text:style-name="P6"><text:span text:style-name="Strong_20_Emphasis"><text:span text:style-name="T3">git-diff origin/2.6.26 &gt; ../2.6.26_rmt1.patch</text:span></text:span><text:span text:style-name="T2"> (this creates a patch against a GIT branch)</text:span></text:p>
          <text:p text:style-name="P6"><text:span text:style-name="Emphasis"><text:span text:style-name="T2">or</text:span></text:span></text:p>
          <text:p text:style-name="P6"><text:span text:style-name="Strong_20_Emphasis"><text:span text:style-name="T3">git-diff v2.6.25.10.atmel.2 &gt; ../2.6.25.10.atmel.2_rmt1.patch</text:span></text:span><text:span text:style-name="T2"> (this creates a patch against a GIT tag)</text:span></text:p>
        </text:list-item>
      </text:list>
      <text:h text:style-name="P17" text:outline-level="3">Procedure: Re-Basing Your Kernel Source</text:h>
      <text:p text:style-name="P8"><text:span text:style-name="T2">Time goes by, and now there is a new kernel version/branch that you would like to build a new kernel around. For the sake of illustration, let us call the new version/branch </text:span><text:span text:style-name="Strong_20_Emphasis"><text:span text:style-name="T3">atmel-2.6.29</text:span></text:span><text:span text:style-name="T2">.</text:span></text:p>
      <text:p text:style-name="P9">You have two options:</text:p>
      <text:list xml:id="list6501228172356235122" text:style-name="L3">
        <text:list-item>
          <text:p text:style-name="P13">Merge the new branch into your current working branch</text:p>
        </text:list-item>
        <text:list-item>
          <text:p text:style-name="P4">Assuming you had created a source patch file, a new local branch based on the new version's remote branch, and then apply your old patch</text:p>
        </text:list-item>
      </text:list>
      <text:p text:style-name="P9">The best method will likely depend on what changes you had made to the original branch you worked from. If they involved simply adding a new board (e.g. just new files, some minor Kconfig file changes, etc), then merging would appear to be the simplest option.</text:p>
      <text:p text:style-name="P8"><text:span text:style-name="Strong_20_Emphasis"><text:span text:style-name="T3">git-merge origin/atmel-2.6.29</text:span></text:span></text:p>
      <text:p text:style-name="P9">You will now have to deal with any merge conflict messages that arise.</text:p>
      <text:p text:style-name="P9">However, if your changes affect common kernel files (e.g. you modified/fixed a kernel driver, etc), then the second option is less likely to result in confusing conflict messages. Plus, it is easier to correct specific incompatibilities from your patch.</text:p>
      <text:list xml:id="list1204809009166223203" text:style-name="L4">
        <text:list-item>
          <text:p text:style-name="P7"><text:span text:style-name="T2">To update the root "</text:span><text:span text:style-name="Strong_20_Emphasis"><text:span text:style-name="T3">origin</text:span></text:span><text:span text:style-name="T2">" with the latest sources and any new remote branches:</text:span></text:p>
          <text:p text:style-name="P7"><text:span text:style-name="Strong_20_Emphasis"><text:span text:style-name="T3">git-fetch origin</text:span></text:span></text:p>
          <text:p text:style-name="P5">Near the end of processing, you will see the names of the new branches that were found and downloaded.</text:p>
        </text:list-item>
        <text:list-item>
          <text:p text:style-name="P7"><text:span text:style-name="T2">Checkout the new branch (e.g. </text:span><text:span text:style-name="Strong_20_Emphasis"><text:span text:style-name="T3">master</text:span></text:span><text:span text:style-name="T2">), into a new private branch:</text:span></text:p>
          <text:p text:style-name="P7"><text:span text:style-name="Strong_20_Emphasis"><text:span text:style-name="T3">git-checkout origin/atmel-2.6.29 -b mybranch_master</text:span></text:span></text:p>
        </text:list-item>
        <text:list-item>
          <text:p text:style-name="P5">Re-build, checkin files, create patch, etc.</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 svg:font-family="Arial"/>
    <style:font-face style:name="Arial1" svg:font-family="Arial, Helvetica, sans-serif"/>
    <style:font-face style:name="Courier New" svg:font-family="'Courier New', Courier, monospace"/>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Droid Sans" style:font-family-asian="'Droid Sans'"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fo:color="#808080" style:font-name="Liberation Serif" fo:font-family="'Liberation Serif'" style:font-family-generic="roman" style:font-pitch="variable" fo:font-size="14pt" fo:font-weight="bold" style:font-name-asian="Droid Sans" style:font-family-asian="'Droid Sans'"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02T16:05:06.935770629</meta:creation-date>
    <dc:date>2014-11-02T16:05:46.941649800</dc:date>
    <meta:editing-duration>P0D</meta:editing-duration>
    <meta:editing-cycles>1</meta:editing-cycles>
    <meta:document-statistic meta:table-count="0" meta:image-count="0" meta:object-count="0" meta:page-count="3" meta:paragraph-count="70" meta:word-count="1010" meta:character-count="6393" meta:non-whitespace-character-count="5475"/>
    <meta:generator>LibreOffice/4.2.6.3$Linux_X86_64 LibreOffice_project/420m0$Build-3</meta:generator>
  </office:meta>
</office:document-meta>
</file>